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98928e" style:font-name="Ubuntu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.529cm" fo:margin-bottom="0.247cm" loext:contextual-spacing="false" fo:orphans="2" fo:widows="2" fo:text-indent="0cm" style:auto-text-indent="false"/>
      <style:text-properties fo:font-variant="normal" fo:text-transform="none" fo:color="#98928e" style:font-name="Ubuntu" fo:font-size="10.5pt" fo:letter-spacing="normal" fo:font-style="normal" fo:font-weight="normal"/>
    </style:style>
    <style:style style:name="P3" style:family="paragraph" style:parent-style-name="Heading_20_4">
      <style:paragraph-properties fo:margin-left="0cm" fo:margin-right="0cm" fo:margin-top="0.132cm" fo:margin-bottom="0.132cm" loext:contextual-spacing="false" style:line-height-at-least="0.582cm" fo:orphans="2" fo:widows="2" fo:text-indent="0cm" style:auto-text-indent="false"/>
      <style:text-properties fo:font-variant="normal" fo:text-transform="none" fo:color="#98928e" style:font-name="Ubuntu" fo:font-size="13.5pt" fo:letter-spacing="normal" fo:font-style="normal"/>
    </style:style>
    <style:style style:name="T1" style:family="text">
      <style:text-properties officeooo:rsid="0004a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ima de 40,0</text:p>
      <text:h text:style-name="P3" text:outline-level="4">Obesidade<text:line-break/>grau III</text:h>
      <text:p text:style-name="P1">Aqui o sinal é vermelho, com forte probabilidade de já existirem doenças muito graves associadas. O tratamento deve ser ainda mais urgente.</text:p>
      <text:p text:style-name="P2">Entre 35,0 e 39,9</text:p>
      <text:h text:style-name="P3" text:outline-level="4">Obesidade<text:line-break/>grau II</text:h>
      <text:p text:style-name="P1">Mesmo que seus exames aparentem estar normais, é hora de se cuidar, iniciando mudanças no estilo de vida com o acompanhamento próximo de profissionais de saúde.</text:p>
      <text:p text:style-name="P2">Entre 30,0 e 34,9</text:p>
      <text:h text:style-name="P3" text:outline-level="4">Obesidade grau I</text:h>
      <text:p text:style-name="P1">Sinal de alerta! Chegou na hora de se cuidar, mesmo que seus exames sejam normais. Vamos dar início a mudanças hoje! Cuide de sua alimentação. Você precisa iniciar um acompanhamento com nutricionista e/ou endocrinologista.</text:p>
      <text:p text:style-name="P2">Entre 25,0 e 29,9</text:p>
      <text:h text:style-name="P3" text:outline-level="4">Sobrepeso</text:h>
      <text:p text:style-name="P1">Ele é, na verdade, uma pré <text:span text:style-name="T1">obesidade</text:span> e muitas pessoas nessa faixa já apresentam doenças associadas, como diabetes e hipertensão. Importante rever hábitos e buscar ajuda antes de, por uma série de fatores, entrar na faixa da obesidade pra valer.</text:p>
      <text:p text:style-name="P2">Entre 18,6 e 24,9</text:p>
      <text:h text:style-name="P3" text:outline-level="4">Normal</text:h>
      <text:p text:style-name="P1">Que bom que você está com o peso normal! E o melhor jeito de continuar assim é mantendo um estilo de vida ativo e uma alimentação equilibrada.</text:p>
      <text:p text:style-name="P2">18,5 ou menos</text:p>
      <text:h text:style-name="P3" text:outline-level="4">Abaixo do normal</text:h>
      <text:p text:style-name="P1">Procure um médico. Algumas pessoas têm um baixo peso por características do seu organismo e tudo bem. Outras podem estar enfrentando problemas, como a desnutrição. É preciso saber qual é o cas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7:41:06.327027168</meta:creation-date>
    <dc:date>2023-09-22T17:44:41.648198089</dc:date>
    <meta:editing-duration>PT3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17" meta:character-count="1277" meta:non-whitespace-character-count="1078"/>
  </office:meta>
</office:document-meta>
</file>